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10d90" officeooo:paragraph-rsid="00210d90"/>
    </style:style>
    <style:style style:name="P8" style:family="paragraph" style:parent-style-name="Standard">
      <style:text-properties officeooo:rsid="001eaaa1" officeooo:paragraph-rsid="001eaaa1"/>
    </style:style>
    <style:style style:name="P9" style:family="paragraph" style:parent-style-name="Standard">
      <style:text-properties officeooo:rsid="0023e110" officeooo:paragraph-rsid="0023e110"/>
    </style:style>
    <style:style style:name="P10" style:family="paragraph" style:parent-style-name="Standard">
      <style:text-properties officeooo:rsid="001e4fe5" officeooo:paragraph-rsid="001e4fe5"/>
    </style:style>
    <style:style style:name="P11" style:family="paragraph" style:parent-style-name="Standard">
      <style:text-properties officeooo:rsid="0025a0b4" officeooo:paragraph-rsid="0025a0b4"/>
    </style:style>
    <style:style style:name="P12" style:family="paragraph" style:parent-style-name="Standard">
      <style:text-properties officeooo:rsid="0026dddd" officeooo:paragraph-rsid="0026dddd"/>
    </style:style>
    <style:style style:name="P13" style:family="paragraph" style:parent-style-name="Standard">
      <style:text-properties officeooo:rsid="00285dc3" officeooo:paragraph-rsid="00285dc3"/>
    </style:style>
    <style:style style:name="T1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1">J’ai refait l’exemple et extrait les datas dans : projet_objet1.ipynb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9">mon notebook : Efficient Object Detection with YOLOV8 and KerasCV.ipynb</text:p>
      <text:p text:style-name="P9"/>
      <text:p text:style-name="P9">mais erreur lors de l’apprentissage.</text:p>
      <text:p text:style-name="P9"/>
      <text:p text:style-name="P12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3">tuto fonctionne jusqu’au bout </text:p>
      <text:p text:style-name="P13">mais : je ne comprends pas la phase augmentation, et la structure des données, eval_ds, train_ds</text:p>
      <text:p text:style-name="P13">A approfondir</text:p>
      <text:p text:style-name="P13"/>
      <text:p text:style-name="P6"/>
      <text:p text:style-name="P6"/>
      <text:p text:style-name="P7">Recherche Google a approfondir : </text:p>
      <text:p text:style-name="P6">dataset people counter</text:p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09T19:18:08.928000000</dc:date>
    <meta:editing-duration>PT5H46M24S</meta:editing-duration>
    <meta:editing-cycles>11</meta:editing-cycles>
    <meta:generator>LibreOffice/7.6.6.3$Windows_X86_64 LibreOffice_project/d97b2716a9a4a2ce1391dee1765565ea469b0ae7</meta:generator>
    <meta:document-statistic meta:table-count="0" meta:image-count="0" meta:object-count="0" meta:page-count="1" meta:paragraph-count="25" meta:word-count="189" meta:character-count="1230" meta:non-whitespace-character-count="1055"/>
  </office:meta>
</office:document-meta>
</file>